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7cm" table:align="left" fo:background-color="#ffffff">
        <style:background-image/>
      </style:table-properties>
    </style:style>
    <style:style style:name="Table1.A" style:family="table-column">
      <style:table-column-properties style:column-width="1.647cm"/>
    </style:style>
    <style:style style:name="Table1.B" style:family="table-column">
      <style:table-column-properties style:column-width="7.003cm"/>
    </style:style>
    <style:style style:name="Table1.D" style:family="table-column">
      <style:table-column-properties style:column-width="1.348cm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fo:background-color="#f9f9f9">
        <style:background-image/>
      </style:table-row-properties>
    </style:style>
    <style:style style:name="P1" style:family="paragraph" style:parent-style-name="Standard">
      <style:paragraph-properties fo:margin-top="0.101cm" fo:margin-bottom="0.101cm" style:contextual-spacing="false" fo:line-height="100%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officeooo:rsid="00070b43" officeooo:paragraph-rsid="00070b43"/>
    </style:style>
    <style:style style:name="P3" style:family="paragraph" style:parent-style-name="Table_20_Heading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/>
    </style:style>
    <style:style style:name="P4" style:family="paragraph" style:parent-style-name="Table_20_Contents">
      <style:paragraph-properties fo:margin-top="0cm" fo:margin-bottom="0cm" style:contextual-spacing="false" fo:line-height="112%" fo:text-align="start" style:justify-single-word="false"/>
      <style:text-properties fo:color="#222222" loext:opacity="100%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officeooo:rsid="000912ed" officeooo:paragraph-rsid="000912ed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 officeooo:paragraph-rsid="000912ed"/>
    </style:style>
    <style:style style:name="P8" style:family="paragraph" style:parent-style-name="Table_20_Contents">
      <style:paragraph-properties fo:margin-top="0cm" fo:margin-bottom="0cm" style:contextual-spacing="false" fo:line-height="112%" fo:text-align="start" style:justify-single-word="false"/>
      <style:text-properties fo:color="#222222" loext:opacity="100%" style:font-name="Liberation Serif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 officeooo:rsid="000912ed" officeooo:paragraph-rsid="000912e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officeooo:paragraph-rsid="000912ed"/>
    </style:style>
    <style:style style:name="P12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fo:font-size="10pt" officeooo:rsid="00088c86" officeooo:paragraph-rsid="00088c86" style:font-size-asian="10pt" style:font-size-complex="10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style:font-name="Liberation Serif" fo:font-weight="normal" officeooo:rsid="000912ed" officeooo:paragraph-rsid="000912ed" style:font-weight-asian="normal" style:font-weight-complex="normal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2pt" style:font-size-asian="2pt" style:font-size-complex="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style:font-name="Liberation Mono" officeooo:rsid="000912ed" officeooo:paragraph-rsid="000912e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font-variant="normal" fo:text-transform="none" fo:color="#1a2c47" loext:opacity="100%" style:font-name="Liberation Mono" fo:font-size="12pt" fo:letter-spacing="normal" fo:font-style="normal" fo:font-weight="normal" officeooo:rsid="000912ed" officeooo:paragraph-rsid="000912ed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/>
      <style:text-properties fo:color="#222222" loext:opacity="100%" style:font-name="Liberation Serif" fo:font-weight="bold" officeooo:paragraph-rsid="000912ed" style:font-weight-asian="bold" style:font-weight-complex="bold"/>
    </style:style>
    <style:style style:name="P19" style:family="paragraph" style:parent-style-name="Standard" style:list-style-name="L1">
      <style:paragraph-properties fo:margin-top="0.101cm" fo:margin-bottom="0.101cm" style:contextual-spacing="false" fo:line-height="100%"/>
    </style:style>
    <style:style style:name="P20" style:family="paragraph" style:parent-style-name="Standard" style:list-style-name="L2">
      <style:paragraph-properties fo:margin-top="0.101cm" fo:margin-bottom="0.101cm" style:contextual-spacing="false" fo:line-height="100%"/>
      <style:text-properties officeooo:rsid="00070b43" officeooo:paragraph-rsid="00070b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22222" loext:opacity="100%" style:font-name="Liberation Serif"/>
    </style:style>
    <style:style style:name="T5" style:family="text">
      <style:text-properties fo:color="#222222" loext:opacity="100%" style:font-name="Liberation Mono"/>
    </style:style>
    <style:style style:name="T6" style:family="text">
      <style:text-properties fo:color="#333333" loext:opacity="100%" style:font-name="Liberation Serif" fo:font-weight="normal" fo:background-color="#ffffff" loext:char-shading-value="0" loext:padding="0.049cm" loext:border="0.74pt solid #dfdfdf"/>
    </style:style>
    <style:style style:name="T7" style:family="text">
      <style:text-properties fo:color="#333333" loext:opacity="100%" style:font-name="Liberation Serif" fo:font-weight="normal" officeooo:rsid="000912ed" fo:background-color="#ffffff" loext:char-shading-value="0" loext:padding="0.049cm" loext:border="0.74pt solid #dfdfdf"/>
    </style:style>
    <style:style style:name="T8" style:family="text">
      <style:text-properties fo:color="#333333" loext:opacity="100%" style:font-name="Liberation Serif" fo:font-style="italic" fo:background-color="#ffffff" loext:char-shading-value="0" style:font-style-asian="italic" style:font-style-complex="italic" loext:padding="0.049cm" loext:border="0.74pt solid #dfdfdf"/>
    </style:style>
    <style:style style:name="T9" style:family="text">
      <style:text-properties fo:color="#333333" loext:opacity="100%" style:font-name="Liberation Serif" fo:font-weight="bold" officeooo:rsid="000912ed" fo:background-color="#ffffff" loext:char-shading-value="0" style:font-weight-asian="bold" style:font-weight-complex="bold" loext:padding="0.049cm" loext:border="0.74pt solid #dfdfdf"/>
    </style:style>
    <style:style style:name="T10" style:family="text">
      <style:text-properties fo:color="#333333" loext:opacity="100%" style:font-name="Liberation Serif" fo:font-weight="bold" fo:background-color="#ffffff" loext:char-shading-value="0" style:font-weight-asian="bold" style:font-weight-complex="bold" loext:padding="0.049cm" loext:border="0.74pt solid #dfdfdf"/>
    </style:style>
    <style:style style:name="T11" style:family="text">
      <style:text-properties fo:color="#333333" loext:opacity="100%" style:font-name="Liberation Mono" fo:font-weight="normal" fo:background-color="#ffffff" loext:char-shading-value="0" loext:padding="0.049cm" loext:border="0.74pt solid #dfdfdf"/>
    </style:style>
    <style:style style:name="T12" style:family="text">
      <style:text-properties fo:color="#333333" loext:opacity="100%" style:font-name="Liberation Mono" fo:font-weight="normal" officeooo:rsid="000912ed" fo:background-color="#ffffff" loext:char-shading-value="0" loext:padding="0.049cm" loext:border="0.74pt solid #dfdfdf"/>
    </style:style>
    <style:style style:name="T13" style:family="text">
      <style:text-properties officeooo:rsid="00083a19"/>
    </style:style>
    <style:style style:name="T14" style:family="text">
      <style:text-properties officeooo:rsid="000912ed"/>
    </style:style>
    <style:style style:name="T15" style:family="text">
      <style:text-properties style:font-name="Liberation Mono"/>
    </style:style>
    <style:style style:name="T16" style:family="text">
      <style:text-properties officeooo:rsid="000b834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9"><text:span text:style-name="T2">‘</text:span><text:span text:style-name="T3">//</text:span><text:span text:style-name="T2">’</text:span> (Floor Division Operator): Performs <text:span text:style-name="T1">integer</text:span> division and returns the largest integer less than or equal to the result.</text:p>
        </text:list-item>
        <text:list-item>
          <text:p text:style-name="P19"><text:span text:style-name="T2">‘</text:span><text:span text:style-name="T3">%</text:span><text:span text:style-name="T2">’</text:span> (Modulo Operator): Calculates the remainder of the division between two numbers.</text:p>
        </text:list-item>
        <text:list-item>
          <text:p text:style-name="P19"><text:span text:style-name="T2">‘</text:span><text:span text:style-name="T3">**</text:span><text:span text:style-name="T2">’</text:span> (Exponentiation Operator): Raises the base number <text:span text:style-name="T13">(left) </text:span>to the power of the exponent <text:span text:style-name="T13">(right)</text:span>. <text:s/><text:span text:style-name="T13">Binds from right to left (of entire expression).</text:span></text:p>
        </text:list-item>
      </text:list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3">Priority</text:p>
          </table:table-cell>
          <table:table-cell table:style-name="Table1.A1" table:number-columns-spanned="2" office:value-type="string">
            <text:p text:style-name="P3"><text:span text:style-name="T14">Arithmetic </text:span>Operator<text:span text:style-name="T14">s</text:span></text:p>
          </table:table-cell>
          <table:covered-table-cell/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6">1</text:p>
          </table:table-cell>
          <table:table-cell table:style-name="Table1.A1" table:number-columns-spanned="2" office:value-type="string">
            <text:p text:style-name="P10"><text:span text:style-name="Source_20_Text"><text:span text:style-name="T11">**</text:span></text:span></text:p>
          </table:table-cell>
          <table:covered-table-cell/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table:number-rows-spanned="2" office:value-type="string">
            <text:p text:style-name="P18">2</text:p>
          </table:table-cell>
          <table:table-cell table:style-name="Table1.A1" table:number-columns-spanned="2" office:value-type="string">
            <text:p text:style-name="P11"><text:span text:style-name="Source_20_Text"><text:span text:style-name="T11">+</text:span></text:span><text:span text:style-name="T4">,</text:span><text:span text:style-name="Source_20_Text"><text:span text:style-name="T11">-</text:span></text:span><text:span text:style-name="T4">(note: unary operators located next to the right of the power operator bind more strongly)</text:span></text:p>
          </table:table-cell>
          <table:covered-table-cell/>
          <table:table-cell table:style-name="Table1.A1" office:value-type="string">
            <text:p text:style-name="P6">unary</text:p>
          </table:table-cell>
        </table:table-row>
        <table:table-row table:style-name="Table1.2">
          <table:covered-table-cell table:style-name="Table1.A1"/>
          <table:table-cell table:style-name="Table1.A1" table:number-columns-spanned="2" office:value-type="string">
            <text:p text:style-name="P14"><text:span text:style-name="T15">~ </text:span><text:span text:style-name="Source_20_Text"><text:span text:style-name="T8">bitwise NOT</text:span></text:span></text:p>
          </table:table-cell>
          <table:covered-table-cell/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8">3</text:p>
          </table:table-cell>
          <table:table-cell table:style-name="Table1.A1" table:number-columns-spanned="2" office:value-type="string">
            <text:p text:style-name="P10"><text:span text:style-name="Source_20_Text"><text:span text:style-name="T11">*</text:span></text:span><text:span text:style-name="T4">,</text:span><text:span text:style-name="Source_20_Text"><text:span text:style-name="T11">/</text:span></text:span><text:span text:style-name="T4">,</text:span><text:span text:style-name="Source_20_Text"><text:span text:style-name="T11">//</text:span></text:span><text:span text:style-name="T4">,</text:span><text:span text:style-name="Source_20_Text"><text:span text:style-name="T11">%</text:span></text:span></text:p>
          </table:table-cell>
          <table:covered-table-cell/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7">4</text:p>
          </table:table-cell>
          <table:table-cell table:style-name="Table1.A1" table:number-columns-spanned="2" office:value-type="string">
            <text:p text:style-name="P10"><text:span text:style-name="Source_20_Text"><text:span text:style-name="T11">+</text:span></text:span><text:span text:style-name="T5">,</text:span><text:span text:style-name="Source_20_Text"><text:span text:style-name="T11">-</text:span></text:span></text:p>
          </table:table-cell>
          <table:covered-table-cell/>
          <table:table-cell table:style-name="Table1.A1" office:value-type="string">
            <text:p text:style-name="P8">binary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11"><text:span text:style-name="Source_20_Text"><text:span text:style-name="T9">Bitwise Operators</text:span></text:span></text:p>
          </table:table-cell>
          <table:covered-table-cell/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>5</text:p>
          </table:table-cell>
          <table:table-cell table:style-name="Table1.A1" table:number-columns-spanned="2" office:value-type="string">
            <text:p text:style-name="P11"><text:span text:style-name="Source_20_Text"><text:span text:style-name="T11">&lt;&lt;</text:span></text:span><text:span text:style-name="Source_20_Text"><text:span text:style-name="T6">, </text:span></text:span><text:span text:style-name="Source_20_Text"><text:span text:style-name="T11">&gt;&gt;</text:span></text:span><text:span text:style-name="Source_20_Text"><text:span text:style-name="T6"> </text:span></text:span><text:span text:style-name="Source_20_Text"><text:span text:style-name="T12"><text:s/></text:span></text:span><text:span text:style-name="Source_20_Text"><text:span text:style-name="T7">left &amp; right shifts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6</text:p>
          </table:table-cell>
          <table:table-cell table:style-name="Table1.A1" table:number-columns-spanned="2" office:value-type="string">
            <text:p text:style-name="P16">&amp; <text:span text:style-name="Source_20_Text"><text:span text:style-name="T6">bitwise AND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7</text:p>
          </table:table-cell>
          <table:table-cell table:style-name="Table1.A1" table:number-columns-spanned="2" office:value-type="string">
            <text:p text:style-name="P16">^ <text:span text:style-name="Source_20_Text"><text:span text:style-name="T6">bitwise XOR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8</text:p>
          </table:table-cell>
          <table:table-cell table:style-name="Table1.A1" table:number-columns-spanned="2" office:value-type="string">
            <text:p text:style-name="P16">| <text:span text:style-name="Source_20_Text"><text:span text:style-name="T6">bitwise OR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1"><text:span text:style-name="Source_20_Text"><text:span text:style-name="T9">Comparison Operators</text:span></text:span></text:p>
          </table:table-cell>
          <table:table-cell table:style-name="Table1.A1" office:value-type="string">
            <text:p text:style-name="P11"><text:span text:style-name="Source_20_Text"><text:span text:style-name="T9">Membership &amp; Identity Operators</text:span></text:span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17">&lt;, &lt;=, &gt;, &gt;=, !=, ==</text:p>
          </table:table-cell>
          <table:table-cell table:style-name="Table1.A1" office:value-type="string">
            <text:p text:style-name="P17">in, not in, is, is not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11"><text:span text:style-name="Source_20_Text"><text:span text:style-name="T9">Logical</text:span></text:span><text:span text:style-name="Source_20_Text"><text:span text:style-name="T10"> Operators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10</text:p>
          </table:table-cell>
          <table:table-cell table:style-name="Table1.A1" table:number-columns-spanned="2" office:value-type="string">
            <text:p text:style-name="P16">NOT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11</text:p>
          </table:table-cell>
          <table:table-cell table:style-name="Table1.A1" table:number-columns-spanned="2" office:value-type="string">
            <text:p text:style-name="P16">AND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12</text:p>
          </table:table-cell>
          <table:table-cell table:style-name="Table1.A1" table:number-columns-spanned="2" office:value-type="string">
            <text:p text:style-name="P16">OR <text:span text:style-name="Source_20_Text"><text:span text:style-name="T6">(boolean)</text:span></text:span></text:p>
          </table:table-cell>
          <table:covered-table-cell/>
          <table:table-cell table:style-name="Table1.A1" office:value-type="string">
            <text:p text:style-name="P4"/>
          </table:table-cell>
        </table:table-row>
      </table:table>
      <text:p text:style-name="P13">Note: If operators are equal priority, binding is usually left to right, except for one exception; the exponentiation operator <text:span text:style-name="T16">bo</text:span>always binds from right to left (of entire expression).</text:p>
      <text:p text:style-name="P1"/>
      <text:p text:style-name="P2">Example: 5 + 2 * 3 = <text:span text:style-name="T1">11</text:span>, not 21</text:p>
      <text:p text:style-name="P2"/>
      <text:p text:style-name="P2">Unary Operators: </text:p>
      <text:list text:style-name="L2">
        <text:list-item>
          <text:p text:style-name="P20">+5</text:p>
        </text:list-item>
        <text:list-item>
          <text:p text:style-name="P20">-5</text:p>
        </text:list-item>
      </text:list>
      <text:p text:style-name="Standard"/>
      <text:p text:style-name="Standard">Note: Operator precedence behaves differently when values come from function calls or pre-assigned variables. <text:s/>In such cases, the values are treated as isolated entities, essentially 'locking in' their evaluation state. <text:s/>This bypasses the usual operator binding rules, leading to potentially different outco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8:47:38.108175050</meta:creation-date>
    <dc:date>2024-02-29T20:47:40.651697960</dc:date>
    <meta:editing-duration>P5DT13H59M7S</meta:editing-duration>
    <meta:editing-cycles>8</meta:editing-cycles>
    <meta:generator>LibreOffice/7.5.9.2$Linux_X86_64 LibreOffice_project/50$Build-2</meta:generator>
    <meta:document-statistic meta:table-count="1" meta:image-count="0" meta:object-count="0" meta:page-count="1" meta:paragraph-count="43" meta:word-count="224" meta:character-count="1314" meta:non-whitespace-character-count="1133"/>
  </office:meta>
</office:document-meta>
</file>